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55109" officeooo:paragraph-rsid="0017f5f4"/>
    </style:style>
    <style:style style:name="P2" style:family="paragraph" style:parent-style-name="Standard">
      <style:text-properties officeooo:rsid="0017f5f4" officeooo:paragraph-rsid="0017f5f4"/>
    </style:style>
    <style:style style:name="P3" style:family="paragraph" style:parent-style-name="Standard">
      <style:text-properties officeooo:paragraph-rsid="0019d7a0"/>
    </style:style>
    <style:style style:name="P4" style:family="paragraph" style:parent-style-name="Standard">
      <style:text-properties officeooo:rsid="001a5397" officeooo:paragraph-rsid="001a5397"/>
    </style:style>
    <style:style style:name="P5" style:family="paragraph" style:parent-style-name="Standard">
      <style:text-properties officeooo:rsid="001baa30" officeooo:paragraph-rsid="001baa30"/>
    </style:style>
    <style:style style:name="P6" style:family="paragraph" style:parent-style-name="Standard">
      <style:text-properties officeooo:rsid="00055109" officeooo:paragraph-rsid="0017f5f4"/>
    </style:style>
    <style:style style:name="P7" style:family="paragraph" style:parent-style-name="Standard">
      <style:text-properties officeooo:rsid="00055109" officeooo:paragraph-rsid="001c468a"/>
    </style:style>
    <style:style style:name="T1" style:family="text">
      <style:text-properties style:text-underline-style="solid" style:text-underline-width="auto" style:text-underline-color="font-color"/>
    </style:style>
    <style:style style:name="T2" style:family="text">
      <style:text-properties officeooo:rsid="0017f5f4"/>
    </style:style>
    <style:style style:name="T3" style:family="text">
      <style:text-properties officeooo:rsid="0019d7a0"/>
    </style:style>
    <style:style style:name="T4" style:family="text">
      <style:text-properties fo:color="#1f497d" style:font-name="Calibri" fo:font-size="11pt"/>
    </style:style>
    <style:style style:name="T5" style:family="text">
      <style:text-properties officeooo:rsid="001bdb37"/>
    </style:style>
    <style:style style:name="T6" style:family="text">
      <style:text-properties officeooo:rsid="001c46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CEDURE FOR BUILDING A CRYSTAL USING THE POLARISATION MODEL</text:span> </text:p>
      <text:p text:style-name="P1"/>
      <text:p text:style-name="P1">1) Find .cif for required structure using http://webcsd.cds.rsc.org/ </text:p>
      <text:p text:style-name="P1"/>
      <text:p text:style-name="P1">2) Download cif file and convert to gaussian input file with terminal command: </text:p>
      <text:p text:style-name="P1"/>
      <text:p text:style-name="P1">babel molecule.cif molecule.gjf </text:p>
      <text:p text:style-name="P1"/>
      <text:p text:style-name="P1">In some instances, there will be multiple orientations of molecules in the .cif file. If both molecules coordinates are included explicitly, this will remain in the file molecule.gjf. For the Gaussian file, delete one molecule, and procedure for dealing with this other molecule is described in (11) </text:p>
      <text:p text:style-name="P1"/>
      <text:p text:style-name="P1">Make xyz file by copying </text:p>
      <text:p text:style-name="P1"/>
      <text:p text:style-name="P1">cp molecule.gjf molecule.xyz </text:p>
      <text:p text:style-name="P1"/>
      <text:p text:style-name="P1">and manually removing all lines but those containing coords from molecule.xyz. </text:p>
      <text:p text:style-name="P1"/>
      <text:p text:style-name="P7"><text:span text:style-name="T6">[Edit: A better way is usually to export .xyz directly from Mercury. This may also be useful to obtain TVs (by including multiple molecules, and comparing positions of an equivalent atom)]</text:span></text:p>
      <text:p text:style-name="P1"/>
      <text:p text:style-name="P7">3) Edit .gjf to include geometry optimisation (usually B3LYP/6-31g*) and polarisability calculation (usually <text:span text:style-name="T6">HF</text:span>/6-31<text:span text:style-name="T6">+</text:span>g*) , and submit on the HPC.</text:p>
      <text:p text:style-name="P1"/>
      <text:p text:style-name="P7"><text:span text:style-name="T6">[Steps 4 and 5 are only important if using the 'atoms and bonds' implementation of the polarisation model]</text:span></text:p>
      <text:p text:style-name="P1"/>
      <text:p text:style-name="P1">4) Open gjf file in gaussview, check bonds are as expected (edit if not), and resave input file molecule.com in order to get connectivity. <text:span text:style-name="T6">[Only important if using the 'atoms and bonds' implementation of the polarisation model]</text:span></text:p>
      <text:p text:style-name="P1"><text:span text:style-name="T6"/></text:p>
      <text:p text:style-name="P1">5) Extract connectivity from saved input file, either manually or using </text:p>
      <text:p text:style-name="P1"/>
      <text:p text:style-name="P1">extract_connectivity.sh molecule.com </text:p>
      <text:p text:style-name="P1"/>
      <text:p text:style-name="P1">giving a file molecule_connectivity.dat. Copy this to "Molecules" folder in PythonPolarization </text:p>
      <text:p text:style-name="P1"/>
      <text:p text:style-name="P1">6) Recover molecule.log file contaning polarisability from <text:span text:style-name="T6">the</text:span> HPC. Copy <text:s/>to "Molecules" folder in PythonPolarization </text:p>
      <text:p text:style-name="P1"/>
      <text:p text:style-name="P1">7) In folder Molecules run script <text:span text:style-name="T6">like</text:span>: </text:p>
      <text:p text:style-name="P1"/>
      <text:p text:style-name="P1">./gauss_log_to_py_xyz_anisobonds.sh -b molecule.xyz -n molecule -y molecule_connectivity.dat -z 8.0 molecule.log </text:p>
      <text:p text:style-name="P1"/>
      <text:p text:style-name="P1">( ./gauss_log_to_py_xyz_anisobonds.sh --help can be used to check meaning of options in this script ) </text:p>
      <text:p text:style-name="P1"/>
      <text:p text:style-name="P1">(Cutoff has so far been set to 8.0 Bohr for all atoms, but smaller may be interesting. Different cutoffs for different atom types would make sense) </text:p>
      <text:p text:style-name="P1"><text:s/></text:p>
      <text:p text:style-name="P1">This script will make the following files: </text:p>
      <text:p text:style-name="P1"><text:soft-page-break/></text:p>
      <text:p text:style-name="P1">/home/spf310/Dropbox/Phd/PythonPolarization/Molecules/molecule_aniso_no_charge.xyz </text:p>
      <text:p text:style-name="P1">/home/spf310/Dropbox/Phd/PythonPolarization/Molecules/molecule_aniso_mul.xyz </text:p>
      <text:p text:style-name="P1">/home/spf310/Dropbox/Phd/PythonPolarization/Molecules/molecule_aniso_chelpg.xyz </text:p>
      <text:p text:style-name="P1"/>
      <text:p text:style-name="P1">/home/spf310/Dropbox/Phd/PythonPolarization/Molecules/molecule_aniso_cifstruct_no_charge.xyz </text:p>
      <text:p text:style-name="P1">/home/spf310/Dropbox/Phd/PythonPolarization/Molecules/molecule_aniso_cifstruct_mul.xyz </text:p>
      <text:p text:style-name="P1">/home/spf310/Dropbox/Phd/PythonPolarization/Molecules/molecule_aniso_cifstruct_chelpg.xyz </text:p>
      <text:p text:style-name="P1"/>
      <text:p text:style-name="P1">/home/spf310/Dropbox/Phd/PythonPolarization/Singlemol_Pol_Detemination/molecule_aniso_cut_8_0_[date]_etafit_minuit_wscan.py </text:p>
      <text:p text:style-name="P1">/home/spf310/Dropbox/Phd/PythonPolarization/Singlemol_Pol_Detemination/molecule_aniso_cut_8_0_[date]_etafit_minuit.py </text:p>
      <text:p text:style-name="P1">/home/spf310/Dropbox/Phd/PythonPolarization/Singlemol_Pol_Detemination/molecule_aniso_cut_8_0_[date]_abs_sq_dif_fit_minuit_wscan.py </text:p>
      <text:p text:style-name="P1">/home/spf310/Dropbox/Phd/PythonPolarization/Singlemol_Pol_Detemination/molecule_aniso_cut_8_0_[date]_abs_sq_dif_fit_minuit.py </text:p>
      <text:p text:style-name="P1"/>
      <text:p text:style-name="P1">/home/spf310/Dropbox/Phd/PythonPolarization/Molecules/pol_molecule.py </text:p>
      <text:p text:style-name="P1"/>
      <text:p text:style-name="P1">The former six each describe the molecule under consideration in a way which is readable to the python polarisation model. </text:p>
      <text:p text:style-name="P1"/>
      <text:p text:style-name="P7">Atom and bond positions are as in the gaussian log or the cif file <text:span text:style-name="T6">(</text:span>as indicatied <text:span text:style-name="T6">in options in </text:span>./gauss_log_to_py_xyz_anisobonds.sh<text:span text:style-name="T6">)</text:span>. Atomic charges are assigned from Mulliken, CHELPG charges, or all left uncharged, as indicated. Bonds, <text:span text:style-name="T6">if included,</text:span> are placed at the midpoint of atoms, <text:span text:style-name="T6">and are polarisable only</text:span> in the direction of the vector between the bonded atoms <text:span text:style-name="T6">(rotated from ([1,0,0],[0,0,0],[0,0,0])</text:span>. <text:span text:style-name="T6">The polarisability may be changed using the ModifyPolarizability function each time a different polarizability is required. </text:span>Bond types are taken from the file molecule_connectivity.dat. </text:p>
      <text:p text:style-name="P1"/>
      <text:p text:style-name="P1">Polarisabilities are taken as the values indicated in ./gauss_log_to_py_xyz_anisobonds.sh. This may be edited to give different values. </text:p>
      <text:p text:style-name="P1"/>
      <text:p text:style-name="P1">8) The final four files may be used to fit atomic and bond polarisabilities to the molecular polarisabilities resulting from the Gaussian calculation (described in the final file). </text:p>
      <text:p text:style-name="P1"/>
      <text:p text:style-name="P1">This fit uses the xyz file with no charge in the orientation from gaussian (though using a charged molecule would not affect the results, as polarisable dipoles do not see charges on the same molecule), applies an electric field in x, y, and z, and sums the resulting dipoles in order to obtain a molecular polarisability. The atomic and bond polarisabilities are then varied in order to minimise the fitting parameter, according to limits as imposed for each atom type in gauss_log_to_py_xyz_anisobonds.sh. I have typically used abs_sq_dif_fit, which favours </text:p>
      <text:p text:style-name="P1"/>
      <text:p text:style-name="P1">9) Multiple molecules may also be fit simultaneously, using, eg: </text:p>
      <text:p text:style-name="P1"/>
      <text:p text:style-name="P1">./multifitpol.sh -n nTs 1T_neutral 2T_neutral 3T_neutral 4T_neutral 5T_neutral 6T_neutral <text:soft-page-break/>7T_neutral 8T_neutral 12T_neutral </text:p>
      <text:p text:style-name="P1"/>
      <text:p text:style-name="P1">Making: </text:p>
      <text:p text:style-name="P1"/>
      <text:p text:style-name="P1">nTs_abs_sq_dif_fit_multipolfit.py </text:p>
      <text:p text:style-name="P1">nTs_abs_sq_dif_fit_multipolfit_wscan.py </text:p>
      <text:p text:style-name="P1">nTs_eta_multipolfit.out </text:p>
      <text:p text:style-name="P1">nTs_eta_multipolfit.py </text:p>
      <text:p text:style-name="P1">nTs_eta_multipolfit_wscan.py </text:p>
      <text:p text:style-name="P1"/>
      <text:p text:style-name="P1">This will sum the fitting parameters for each molecule resulting from the use of one set of fitting parameters, and attempt to find a set of parameters which best balances fitting polarisabilities of each molecule being considered. </text:p>
      <text:p text:style-name="P1"/>
      <text:p text:style-name="P1">10) After fitting repeat step (7) with polarisabilities resulting from fitting parameters. </text:p>
      <text:p text:style-name="P1"/>
      <text:p text:style-name="P1">11) In some instances, there will be multiple orientations of molecules in the .cif file. Coordinates for these molecules may be included explicitly, or translations to get from the coords of the included molecule to other molecules in the unit cell may be included. </text:p>
      <text:p text:style-name="P1"/>
      <text:p text:style-name="P1"><text:tab/>(i) In the former case, make two xyz files molecule_mola.xyz and molecule_molb.xyz contaning the coords of each molecule, and ensure atom numbers are equivalent. (This can be done by putting the coordinates into a .gjf file and inspecting with gaussview). This is required as atomic charges resulting from the Gaussian calculation are uniquely assigned to atoms by atom number. This also allows us to use the same connectivity file for the second molecule as the first. Apply step (7) to this second molecule's xyz file. </text:p>
      <text:p text:style-name="P1"/>
      <text:p text:style-name="P1">(ii) In the latter case, it may be possible to make a gjf containing all molecules in the unit cell using the command: </text:p>
      <text:p text:style-name="P1"/>
      <text:p text:style-name="P1">obabel molecule.cif -O molecule_allinunitcell.gjf --fillUC keepconnect </text:p>
      <text:p text:style-name="P1"/>
      <text:p text:style-name="P1"><text:tab/>However, I have not found this to be totally reliable, and it is worth checking that the </text:p>
      <text:p text:style-name="P1">resulting structure agrees with that shown when opening molecule.cif using mercury. If this works, you may proceed as in 11)(i), otherwise: </text:p>
      <text:p text:style-name="P1"/>
      <text:p text:style-name="P1"><text:tab/>(iii) By examining the '_symmetry_equiv_pos_as_xyz' section of the cif file <text:span text:style-name="T2">(other symmetry lines may also be relevent for some crystal types)</text:span>, it is possible to ascertain the symmetry operations required to generate the other molecules in the unit cell (maybe wise to combine with inspection in mercury to ensure correct structures are generated. ) Molecules may be rotated/translated/reflected within the python script building the crystal. Be careful to ensure that anisotropic bond polarisabilities remain correctly oriented following these operations.</text:p>
      <text:p text:style-name="P1"/>
      <text:p text:style-name="P1">12) Make crystal <text:span text:style-name="T2">jobs</text:span> by editing <text:span text:style-name="T2">Crystals/makejobs.sh to include the molecule in which you are interested. Note that cell lengths and angles must be taken from the .cif.</text:span></text:p>
      <text:p text:style-name="P1"/>
      <text:p text:style-name="P2">The resulting files Crystals/molecule/molecule_censtate_neut_[shape]_size[size]/molecule_censtate_neut_[shape]_size[size].py will contain a job which builds a small crystal of the specified size and shape, calculates the polaron binding energy associated with a charged molecule in the central position, and calculates reorganisation energies resulting from moving this charge to neighbouring molecules whilst keeping the dipoles unchanged.</text:p>
      <text:p text:style-name="P2"><text:soft-page-break/></text:p>
      <text:p text:style-name="P2">centres should contain a list of molecules in the central unit cell. If placing a charged molecule in the centre of the crystal, and moving it in order to find reorg energies, the first entry should be the charged molecule.</text:p>
      <text:p text:style-name="P1"/>
      <text:p text:style-name="P2">surroundings gives a list of molecules in each surrounding unit cell.</text:p>
      <text:p text:style-name="P2"/>
      <text:p text:style-name="P2">13) If your unit cell contains multiple molecules which require translations which are not yet included, these must be included in the placing molecules section. (May want to make a unique footer for this molecule.) My Rubrene crystal contains 4 mols in the unit cell. Coords of two were obtained from obabel, and the other two are made by duplicating and translating these two molecules.</text:p>
      <text:p text:style-name="P2"/>
      <text:p text:style-name="P2">14) Jobs may then be run locally by running</text:p>
      <text:p text:style-name="P2"/>
      <text:p text:style-name="P2">python <text:s/>molecule_censtate_neut_[shape]_size[size].py</text:p>
      <text:p text:style-name="P2"/>
      <text:p text:style-name="P2">from the directory Crystals/molecule/molecule_censtate_neut_[shape]_size[size]/. Otherwise they may be sent to this equivalent dir on HPC, and the command launch_pol_job.sh Crystals/molecule/molecule_censtate_neut_[shape]_size[size].py may be used.</text:p>
      <text:p text:style-name="P2"/>
      <text:p text:style-name="P3"><text:span text:style-name="T2">NOTE: The bulk of time is spent inverting the J matrix to solve for eigenvectors ('dips = np.linalg.solve(jm, Efield.T)' in GetDipoles.py). This is certainly parallelisable, but numpy does not take advantage of multiple processors. I don't know of a way of doing this within python. Simon Burbidge suggested </text:span><text:span text:style-name="T4">intel MKL</text:span><text:span text:style-name="T3">, which should be able to do it, but would require python and intelMK to talk to one another. It would be conceivable to have python construct the J matrix, feed it and E-fields to intel MK, which would then export the dipoles, take dipoles back into python, and carry out further calculations of properties. It might be interesting to look into storing some of the matrix on disk rather than in memory in order to save the job from crashing out due to memory issues. Though this may become slow.</text:span></text:p>
      <text:p text:style-name="P3"/>
      <text:p text:style-name="P4"><text:span text:style-name="T3">1</text:span>5) A number of files are made/added to. In Crystals:</text:p>
      <text:p text:style-name="P4"/>
      <text:p text:style-name="P4">crystals.csv<text:tab/>Contains info on polarisation energies, etc. for all calculated crystals</text:p>
      <text:p text:style-name="P4">reorg_energies.csv<text:tab/>Contains reorg energies for each pos'n of each studied crystal</text:p>
      <text:p text:style-name="P4"/>
      <text:p text:style-name="P4">In <text:span text:style-name="T2">Crystals/molecule/molecule_censtate_neut_[shape]_size[size]/:</text:span></text:p>
      <text:p text:style-name="P4"/>
      <text:p text:style-name="P4"><text:span text:style-name="T2">molecule_censtate_neut_[shape]_size[size]</text:span>.csv <text:tab/>contains info as in ../crystals.csv, but only for this system</text:p>
      <text:p text:style-name="P4"/>
      <text:p text:style-name="P4"><text:span text:style-name="T2">molecule_censtate_neut_[shape]_size[size]_</text:span>dipoles.dat <text:tab/>contains dipole moment of each polarisable poin in the system</text:p>
      <text:p text:style-name="P4"/>
      <text:p text:style-name="P4"><text:span text:style-name="T2">molecule_censtate_neut_[shape]_size[size]_</text:span>ABC_molD.dat contains atom numbers and positions of molecule D in unit cell in position A,B,C.</text:p>
      <text:p text:style-name="P4"/>
      <text:p text:style-name="P4">16) .dat files can be copied back to local drive. Images can be made using plot_pol.sh. eg.</text:p>
      <text:p text:style-name="P4"/>
      <text:p text:style-name="P4">plot_pol_multi.sh -a 100 -d dip_anion_neut_diamond_size_1_dipoles.dat -f -v -n dipstest -p -r dip_anion_neut_diamond_size_1_???_mol?.dat</text:p>
      <text:p text:style-name="P4"/>
      <text:p text:style-name="P4">(See plot_pol_multi.sh –help for more info)</text:p>
      <text:p text:style-name="P4"/>
      <text:p text:style-name="P4">It may be helpful to choose only a cross section of molecules to avoid the diagrams getting too messy. Eg. 111, 101, 121, 110, 112 or 011, 111, 211, 101, 121 in diamond of size 1.</text:p>
      <text:p text:style-name="P4"/>
      <text:p text:style-name="P5">Options may be specified to automatically plot a series of images at different oriantations, or make a video. I haven't found a video method I am totally happy with yet. Animated gifs are higher quality, but not pausable. Mp4 quality is too low really. <text:span text:style-name="T5">May be better with less frames.</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alibri" svg:font-family="Calibri, sans-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7T14:38:16.061526497</meta:creation-date>
    <dc:date>2015-05-12T02:12:38</dc:date>
    <meta:editing-duration>PT11M42S</meta:editing-duration>
    <meta:editing-cycles>5</meta:editing-cycles>
    <meta:generator>LibreOffice/3.6$MacOSX_x86 LibreOffice_project/e29a214-2bbed72-0621de6-a97528c-8f066d</meta:generator>
    <meta:document-statistic meta:table-count="0" meta:image-count="0" meta:object-count="0" meta:page-count="4" meta:paragraph-count="76" meta:word-count="1473" meta:character-count="11042" meta:non-whitespace-character-count="9589"/>
  </office:meta>
</office:document-meta>
</file>